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16b1ef" officeooo:paragraph-rsid="008d6f1e"/>
    </style:style>
    <style:style style:name="P33" style:family="paragraph" style:parent-style-name="Standard">
      <style:text-properties officeooo:rsid="0039b9d8" officeooo:paragraph-rsid="008d6f1e"/>
    </style:style>
    <style:style style:name="P34" style:family="paragraph" style:parent-style-name="Standard">
      <style:text-properties officeooo:rsid="003fcd23" officeooo:paragraph-rsid="008d6f1e"/>
    </style:style>
    <style:style style:name="P35" style:family="paragraph" style:parent-style-name="Standard">
      <style:text-properties officeooo:rsid="003c82ec" officeooo:paragraph-rsid="008d6f1e"/>
    </style:style>
    <style:style style:name="P36" style:family="paragraph" style:parent-style-name="Standard">
      <style:text-properties officeooo:rsid="00198faa" officeooo:paragraph-rsid="008d6f1e"/>
    </style:style>
    <style:style style:name="P37" style:family="paragraph" style:parent-style-name="Standard">
      <style:text-properties officeooo:rsid="003a9774" officeooo:paragraph-rsid="008d6f1e"/>
    </style:style>
    <style:style style:name="P38" style:family="paragraph" style:parent-style-name="Standard">
      <style:text-properties officeooo:rsid="001b80b1" officeooo:paragraph-rsid="008d6f1e"/>
    </style:style>
    <style:style style:name="P39" style:family="paragraph" style:parent-style-name="Standard">
      <style:text-properties officeooo:rsid="001d3621" officeooo:paragraph-rsid="008d6f1e"/>
    </style:style>
    <style:style style:name="P40" style:family="paragraph" style:parent-style-name="Standard">
      <style:text-properties officeooo:rsid="001f925b" officeooo:paragraph-rsid="008d6f1e"/>
    </style:style>
    <style:style style:name="P41" style:family="paragraph" style:parent-style-name="Standard">
      <style:text-properties officeooo:rsid="0023a404" officeooo:paragraph-rsid="008d6f1e"/>
    </style:style>
    <style:style style:name="P42" style:family="paragraph" style:parent-style-name="Standard">
      <style:text-properties officeooo:rsid="002431f9" officeooo:paragraph-rsid="008d6f1e"/>
    </style:style>
    <style:style style:name="P43" style:family="paragraph" style:parent-style-name="Standard">
      <style:text-properties officeooo:rsid="0033ded3" officeooo:paragraph-rsid="008d803b"/>
    </style:style>
    <style:style style:name="P44" style:family="paragraph" style:parent-style-name="Standard">
      <style:text-properties officeooo:rsid="0021fccf" officeooo:paragraph-rsid="008d803b"/>
    </style:style>
    <style:style style:name="P45" style:family="paragraph" style:parent-style-name="Standard">
      <style:text-properties officeooo:rsid="00226d5d" officeooo:paragraph-rsid="008d803b"/>
    </style:style>
    <style:style style:name="P46" style:family="paragraph" style:parent-style-name="Standard">
      <style:text-properties officeooo:rsid="0028b194" officeooo:paragraph-rsid="008d803b"/>
    </style:style>
    <style:style style:name="P47" style:family="paragraph" style:parent-style-name="Standard">
      <style:text-properties officeooo:rsid="002a6bcd" officeooo:paragraph-rsid="008d803b"/>
    </style:style>
    <style:style style:name="P48" style:family="paragraph" style:parent-style-name="Standard">
      <style:text-properties officeooo:rsid="002c3e7f" officeooo:paragraph-rsid="008d803b"/>
    </style:style>
    <style:style style:name="P49" style:family="paragraph" style:parent-style-name="Standard">
      <style:text-properties officeooo:rsid="002d0756" officeooo:paragraph-rsid="008d803b"/>
    </style:style>
    <style:style style:name="P50" style:family="paragraph" style:parent-style-name="Standard">
      <style:text-properties officeooo:rsid="002e9672" officeooo:paragraph-rsid="008d803b"/>
    </style:style>
    <style:style style:name="P51" style:family="paragraph" style:parent-style-name="Standard">
      <style:text-properties officeooo:rsid="0030ed8b" officeooo:paragraph-rsid="008d803b"/>
    </style:style>
    <style:style style:name="P52" style:family="paragraph" style:parent-style-name="Standard">
      <style:text-properties officeooo:rsid="0032cd96" officeooo:paragraph-rsid="008d803b"/>
    </style:style>
    <style:style style:name="P53" style:family="paragraph" style:parent-style-name="Standard">
      <style:text-properties officeooo:rsid="0010f501" officeooo:paragraph-rsid="008e148b"/>
    </style:style>
    <style:style style:name="P54" style:family="paragraph" style:parent-style-name="Standard">
      <style:text-properties officeooo:rsid="000a0679" officeooo:paragraph-rsid="008e148b"/>
    </style:style>
    <style:style style:name="P55" style:family="paragraph" style:parent-style-name="Standard">
      <style:text-properties officeooo:rsid="000ba2c4" officeooo:paragraph-rsid="008e148b"/>
    </style:style>
    <style:style style:name="P56" style:family="paragraph" style:parent-style-name="Standard">
      <style:text-properties officeooo:rsid="000e4c04" officeooo:paragraph-rsid="008e148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9f9a30"/>
    </style:style>
    <style:style style:name="T28" style:family="text">
      <style:text-properties officeooo:rsid="00a0a5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32"><text:soft-page-break/><text:a xlink:type="simple" xlink:href="https://coderprog.com/data-structures-algorithms-javascript/" text:style-name="Internet_20_link" text:visited-style-name="Visited_20_Internet_20_Link">HTTPS://CODERPROG.COM/DATA-STRUCTURES-ALGORITHMS-JAVASCRIPT/</text:a><text:span text:style-name="T28">3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3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3"/>
      <text:p text:style-name="P34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5"><text:a xlink:type="simple" xlink:href="https://coderprog.com/javascript-by-example/" text:style-name="Internet_20_link" text:visited-style-name="Visited_20_Internet_20_Link">https://coderprog.com/javascript-by-example/</text:a></text:p>
      <text:p text:style-name="P36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7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7"/>
      <text:p text:style-name="P38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8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9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40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1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2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4"/>
      <text:p text:style-name="P45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5"/>
      <text:p text:style-name="P46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7"><text:a xlink:type="simple" xlink:href="https://coderprog.com/understand-nodejs/" text:style-name="Internet_20_link" text:visited-style-name="Visited_20_Internet_20_Link">https://coderprog.com/understand-nodejs/</text:a></text:p>
      <text:p text:style-name="P47"/>
      <text:p text:style-name="P48"><text:a xlink:type="simple" xlink:href="https://coderprog.com/reactjs-real-world-apps/" text:style-name="Internet_20_link" text:visited-style-name="Visited_20_Internet_20_Link">https://coderprog.com/reactjs-real-world-apps/</text:a></text:p>
      <text:p text:style-name="P49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50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1"><text:a xlink:type="simple" xlink:href="https://coderprog.com/redux-end-to-end/" text:style-name="Internet_20_link" text:visited-style-name="Visited_20_Internet_20_Link">https://coderprog.com/redux-end-to-end/</text:a></text:p>
      <text:p text:style-name="P51"/>
      <text:p text:style-name="P52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2"/>
      <text:p text:style-name="P43"><text:a xlink:type="simple" xlink:href="https://coderprog.com/ionic-material-design/" text:style-name="Internet_20_link" text:visited-style-name="Visited_20_Internet_20_Link">https://coderprog.com/ionic-material-design/</text:a></text:p>
      <text:p text:style-name="P43"/>
      <text:p text:style-name="P54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4"/>
      <text:p text:style-name="P55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5"/>
      <text:p text:style-name="P56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6"/>
      <text:p text:style-name="P53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1T19:58:32.352692456</dc:date>
    <meta:editing-duration>PT3H28M55S</meta:editing-duration>
    <meta:editing-cycles>115</meta:editing-cycles>
    <meta:document-statistic meta:table-count="0" meta:image-count="0" meta:object-count="0" meta:page-count="2" meta:paragraph-count="54" meta:word-count="58" meta:character-count="3055" meta:non-whitespace-character-count="3050"/>
  </office:meta>
</office:document-meta>
</file>